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49.41mm"/>
    </style:style>
    <style:style style:name="co7" style:family="table-column">
      <style:table-column-properties fo:break-before="auto" style:column-width="4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0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 Black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2a6099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Arial Black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0000" fo:font-weight="bold" style:font-weight-asian="bold" style:font-weight-complex="bold"/>
    </style:style>
    <style:style style:name="ce2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 Black" fo:font-weight="bold" style:font-weight-asian="bold" style:font-weight-complex="bold"/>
    </style:style>
    <style:style style:name="ce28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color="#2a6099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mm"/>
      <style:text-properties style:font-name="Arial Black" fo:font-weight="bold" style:font-weight-asian="bold" style:font-weight-complex="bold"/>
    </style:style>
    <style:style style:name="ce31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2">
      <style:table-cell-properties fo:background-color="#ed1c24"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7"/>
        <table:table-column table:style-name="co3" table:number-columns-repeated="2" table:default-cell-style-name="Default"/>
        <table:table-column table:style-name="co4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Tmin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Tmax</text:p>
          </table:table-cell>
          <table:covered-table-cell table:style-name="ce8"/>
          <table:table-cell table:style-name="ce12" office:value-type="string" calcext:value-type="string" table:number-columns-spanned="3" table:number-rows-spanned="1">
            <text:p>Tmin sesgo (geopotencial era5Land)</text:p>
          </table:table-cell>
          <table:covered-table-cell table:style-name="ce8"/>
          <table:covered-table-cell/>
          <table:table-cell table:style-name="ce12" office:value-type="string" calcext:value-type="string" table:number-columns-spanned="3" table:number-rows-spanned="1">
            <text:p>Tmax sesgo (geopotencial era5Land)</text:p>
          </table:table-cell>
          <table:covered-table-cell table:style-name="ce8"/>
          <table:covered-table-cell/>
          <table:table-cell table:style-name="ce27" office:value-type="string" calcext:value-type="string" table:number-columns-spanned="3" table:number-rows-spanned="1">
            <text:p>Tmin sesgo geopotencial ERA5</text:p>
          </table:table-cell>
          <table:covered-table-cell table:style-name="ce30"/>
          <table:covered-table-cell table:style-name="ce31"/>
          <table:table-cell table:style-name="ce27" office:value-type="string" calcext:value-type="string" table:number-columns-spanned="3" table:number-rows-spanned="1">
            <text:p>Tmax sesgo geopotencial ERA5</text:p>
          </table:table-cell>
          <table:covered-table-cell table:style-name="ce30"/>
          <table:covered-table-cell table:style-name="ce31"/>
        </table:table-row>
        <table:table-row table:style-name="ro2">
          <table:table-cell table:number-columns-repeated="2"/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office:value-type="string" calcext:value-type="string">
            <text:p>ERA5<text:span text:style-name="T1">MIN</text:span><text:span text:style-name="T2"> – ERA5</text:span><text:span text:style-name="T1">MIN,ERA5LAND</text:span></text:p>
          </table:table-cell>
          <table:table-cell table:style-name="ce6" office:value-type="string" calcext:value-type="string">
            <text:p>AEMET</text:p>
          </table:table-cell>
          <table:table-cell table:style-name="ce6" office:value-type="string" calcext:value-type="string">
            <text:p>ERA5</text:p>
          </table:table-cell>
          <table:table-cell office:value-type="string" calcext:value-type="string">
            <text:p><text:span text:style-name="T3">ERA5</text:span><text:span text:style-name="T4">MAX</text:span><text:span text:style-name="T5"> – ERA5</text:span><text:span text:style-name="T4">MAX,ERA5LAND</text:span></text:p>
          </table:table-cell>
          <table:table-cell table:style-name="ce28" office:value-type="string" calcext:value-type="string">
            <text:p>AEMET</text:p>
          </table:table-cell>
          <table:table-cell table:style-name="ce28" office:value-type="string" calcext:value-type="string">
            <text:p>ERA5</text:p>
          </table:table-cell>
          <table:table-cell table:style-name="ce31" office:value-type="string" calcext:value-type="string">
            <text:p>ERA5<text:span text:style-name="T1">MIN</text:span><text:span text:style-name="T2"> – ERA5</text:span><text:span text:style-name="T1">MIN,ERA5</text:span></text:p>
          </table:table-cell>
          <table:table-cell table:style-name="ce28" office:value-type="string" calcext:value-type="string">
            <text:p>AEMET</text:p>
          </table:table-cell>
          <table:table-cell table:style-name="ce28" office:value-type="string" calcext:value-type="string">
            <text:p>ERA5</text:p>
          </table:table-cell>
          <table:table-cell table:style-name="ce31" office:value-type="string" calcext:value-type="string">
            <text:p>ERA5<text:span text:style-name="T1">MAX</text:span><text:span text:style-name="T2"> – ERA5</text:span><text:span text:style-name="T1">MAX,ERA5</text:span></text:p>
          </table:table-cell>
        </table:table-row>
        <table:table-row table:style-name="ro3">
          <table:table-cell table:style-name="ce1" office:value-type="string" calcext:value-type="string">
            <text:p>Coastal</text:p>
          </table:table-cell>
          <table:table-cell table:style-name="ce3" office:value-type="string" calcext:value-type="string">
            <text:p>Donostia Igeldo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6.97" calcext:value-type="float">
            <text:p>16,9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.12" calcext:value-type="float">
            <text:p>29,12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4.68" calcext:value-type="float">
            <text:p>14,68</text:p>
          </table:table-cell>
          <table:table-cell table:style-name="ce25" table:formula="of:=[.D3]-[.H3]" office:value-type="float" office:value="2.29" calcext:value-type="float">
            <text:p>2,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.77" calcext:value-type="float">
            <text:p>26,77</text:p>
          </table:table-cell>
          <table:table-cell table:style-name="ce26" table:formula="of:=[.F3]-[.K3]" office:value-type="float" office:value="2.35" calcext:value-type="float">
            <text:p>2,3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D3]-[.N3]" office:value-type="float" office:value="16.97" calcext:value-type="float">
            <text:p>16,9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1" table:formula="of:=[.F3]-[.Q3]" office:value-type="float" office:value="29.12" calcext:value-type="float">
            <text:p>29,12</text:p>
          </table:table-cell>
        </table:table-row>
        <table:table-row table:style-name="ro3">
          <table:table-cell table:style-name="ce1" office:value-type="string" calcext:value-type="string">
            <text:p>Coastal</text:p>
          </table:table-cell>
          <table:table-cell table:style-name="ce3" office:value-type="string" calcext:value-type="string">
            <text:p>Hondarribia Malkarroa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5.68" calcext:value-type="float">
            <text:p>15,6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.05" calcext:value-type="float">
            <text:p>27,0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2.96" calcext:value-type="float">
            <text:p>12,96</text:p>
          </table:table-cell>
          <table:table-cell table:style-name="ce25" table:formula="of:=[.D4]-[.H4]" office:value-type="float" office:value="2.72" calcext:value-type="float">
            <text:p>2,7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.06" calcext:value-type="float">
            <text:p>24,06</text:p>
          </table:table-cell>
          <table:table-cell table:style-name="ce26" table:formula="of:=[.F4]-[.K4]" office:value-type="float" office:value="2.99" calcext:value-type="float">
            <text:p>2,99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D4]-[.N4]" office:value-type="float" office:value="15.68" calcext:value-type="float">
            <text:p>15,6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1" table:formula="of:=[.F4]-[.Q4]" office:value-type="float" office:value="27.05" calcext:value-type="float">
            <text:p>27,05</text:p>
          </table:table-cell>
        </table:table-row>
        <table:table-row table:style-name="ro3">
          <table:table-cell table:style-name="ce1" office:value-type="string" calcext:value-type="string">
            <text:p>Coastal</text:p>
          </table:table-cell>
          <table:table-cell table:style-name="ce4" office:value-type="string" calcext:value-type="string">
            <text:p>Lekeitio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6.77" calcext:value-type="float">
            <text:p>16,7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.37" calcext:value-type="float">
            <text:p>29,37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4.53" calcext:value-type="float">
            <text:p>14,53</text:p>
          </table:table-cell>
          <table:table-cell table:style-name="ce25" table:formula="of:=[.D5]-[.H5]" office:value-type="float" office:value="2.24" calcext:value-type="float">
            <text:p>2,2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6" table:formula="of:=[.F5]-[.K5]" office:value-type="float" office:value="2.37" calcext:value-type="float">
            <text:p>2,3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D5]-[.N5]" office:value-type="float" office:value="16.77" calcext:value-type="float">
            <text:p>16,7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1" table:formula="of:=[.F5]-[.Q5]" office:value-type="float" office:value="29.37" calcext:value-type="float">
            <text:p>29,37</text:p>
          </table:table-cell>
        </table:table-row>
        <table:table-row table:style-name="ro3">
          <table:table-cell table:style-name="ce1" office:value-type="string" calcext:value-type="string">
            <text:p>Coastal</text:p>
          </table:table-cell>
          <table:table-cell table:style-name="ce4" office:value-type="string" calcext:value-type="string">
            <text:p>Zumaia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6.93" calcext:value-type="float">
            <text:p>16,9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.51" calcext:value-type="float">
            <text:p>28,5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5.01" calcext:value-type="float">
            <text:p>15,01</text:p>
          </table:table-cell>
          <table:table-cell table:style-name="ce25" table:formula="of:=[.D6]-[.H6]" office:value-type="float" office:value="1.92" calcext:value-type="float">
            <text:p>1,9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.4" calcext:value-type="float">
            <text:p>26,4</text:p>
          </table:table-cell>
          <table:table-cell table:style-name="ce26" table:formula="of:=[.F6]-[.K6]" office:value-type="float" office:value="2.11" calcext:value-type="float">
            <text:p>2,1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D6]-[.N6]" office:value-type="float" office:value="16.93" calcext:value-type="float">
            <text:p>16,9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1" table:formula="of:=[.F6]-[.Q6]" office:value-type="float" office:value="28.51" calcext:value-type="float">
            <text:p>28,51</text:p>
          </table:table-cell>
        </table:table-row>
        <table:table-row table:style-name="ro3">
          <table:table-cell table:style-name="ce2" office:value-type="string" calcext:value-type="string">
            <text:p>Cantabrian Inland</text:p>
          </table:table-cell>
          <table:table-cell table:style-name="ce3" office:value-type="string" calcext:value-type="string">
            <text:p>Bilbao Aeropuert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.63" calcext:value-type="float">
            <text:p>16,6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.56" calcext:value-type="float">
            <text:p>28,5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4.8" calcext:value-type="float">
            <text:p>14,8</text:p>
          </table:table-cell>
          <table:table-cell table:style-name="ce25" table:formula="of:=[.D7]-[.H7]" office:value-type="float" office:value="1.83" calcext:value-type="float">
            <text:p>1,8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.79" calcext:value-type="float">
            <text:p>26,79</text:p>
          </table:table-cell>
          <table:table-cell table:style-name="ce26" table:formula="of:=[.F7]-[.K7]" office:value-type="float" office:value="1.77" calcext:value-type="float">
            <text:p>1,7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D7]-[.N7]" office:value-type="float" office:value="16.63" calcext:value-type="float">
            <text:p>16,6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0</text:p>
          </table:table-cell>
          <table:table-cell table:style-name="ce31" table:formula="of:=[.F7]-[.Q7]" office:value-type="float" office:value="28.56" calcext:value-type="float">
            <text:p>28,56</text:p>
          </table:table-cell>
        </table:table-row>
        <table:table-row table:style-name="ro3">
          <table:table-cell table:style-name="ce2" office:value-type="string" calcext:value-type="string">
            <text:p>Cantabrian Inland</text:p>
          </table:table-cell>
          <table:table-cell table:style-name="ce4" office:value-type="string" calcext:value-type="string">
            <text:p>Güeñes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.13" calcext:value-type="float">
            <text:p>16,1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2.12" calcext:value-type="float">
            <text:p>32,1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.35" calcext:value-type="float">
            <text:p>13,35</text:p>
          </table:table-cell>
          <table:table-cell table:style-name="ce25" table:formula="of:=[.D8]-[.H8]" office:value-type="float" office:value="2.78" calcext:value-type="float">
            <text:p>2,7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.47" calcext:value-type="float">
            <text:p>29,47</text:p>
          </table:table-cell>
          <table:table-cell table:style-name="ce26" table:formula="of:=[.F8]-[.K8]" office:value-type="float" office:value="2.65" calcext:value-type="float">
            <text:p>2,6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D8]-[.N8]" office:value-type="float" office:value="16.13" calcext:value-type="float">
            <text:p>16,1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0</text:p>
          </table:table-cell>
          <table:table-cell table:style-name="ce31" table:formula="of:=[.F8]-[.Q8]" office:value-type="float" office:value="32.12" calcext:value-type="float">
            <text:p>32,12</text:p>
          </table:table-cell>
        </table:table-row>
        <table:table-row table:style-name="ro3">
          <table:table-cell table:style-name="ce2" office:value-type="string" calcext:value-type="string">
            <text:p>Cantabrian Inland</text:p>
          </table:table-cell>
          <table:table-cell table:style-name="ce4" office:value-type="string" calcext:value-type="string">
            <text:p>Elgoibar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5.75" calcext:value-type="float">
            <text:p>15,7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.84" calcext:value-type="float">
            <text:p>33,8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.06" calcext:value-type="float">
            <text:p>13,06</text:p>
          </table:table-cell>
          <table:table-cell table:style-name="ce25" table:formula="of:=[.D9]-[.H9]" office:value-type="float" office:value="2.69" calcext:value-type="float">
            <text:p>2,6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.05" calcext:value-type="float">
            <text:p>31,05</text:p>
          </table:table-cell>
          <table:table-cell table:style-name="ce26" table:formula="of:=[.F9]-[.K9]" office:value-type="float" office:value="2.79" calcext:value-type="float">
            <text:p>2,79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D9]-[.N9]" office:value-type="float" office:value="15.75" calcext:value-type="float">
            <text:p>15,7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0</text:p>
          </table:table-cell>
          <table:table-cell table:style-name="ce31" table:formula="of:=[.F9]-[.Q9]" office:value-type="float" office:value="33.84" calcext:value-type="float">
            <text:p>33,84</text:p>
          </table:table-cell>
        </table:table-row>
        <table:table-row table:style-name="ro3">
          <table:table-cell table:style-name="ce2" office:value-type="string" calcext:value-type="string">
            <text:p>Cantabrian Inland</text:p>
          </table:table-cell>
          <table:table-cell table:style-name="ce4" office:value-type="string" calcext:value-type="string">
            <text:p>Zumarraga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7.21" calcext:value-type="float">
            <text:p>17,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2.87" calcext:value-type="float">
            <text:p>32,87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.48" calcext:value-type="float">
            <text:p>13,48</text:p>
          </table:table-cell>
          <table:table-cell table:style-name="ce25" table:formula="of:=[.D10]-[.H10]" office:value-type="float" office:value="3.73" calcext:value-type="float">
            <text:p>3,7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.41" calcext:value-type="float">
            <text:p>29,41</text:p>
          </table:table-cell>
          <table:table-cell table:style-name="ce26" table:formula="of:=[.F10]-[.K10]" office:value-type="float" office:value="3.46" calcext:value-type="float">
            <text:p>3,4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D10]-[.N10]" office:value-type="float" office:value="17.21" calcext:value-type="float">
            <text:p>17,2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0</text:p>
          </table:table-cell>
          <table:table-cell table:style-name="ce31" table:formula="of:=[.F10]-[.Q10]" office:value-type="float" office:value="32.87" calcext:value-type="float">
            <text:p>32,87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104855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22:45:25.800086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7:45:05.721201891</meta:creation-date>
    <dc:date>2020-06-01T22:57:14.184410323</dc:date>
    <meta:editing-duration>PT50M58S</meta:editing-duration>
    <meta:editing-cycles>23</meta:editing-cycles>
    <meta:generator>LibreOffice/6.0.7.3$Linux_X86_64 LibreOffice_project/00m0$Build-3</meta:generator>
    <meta:document-statistic meta:table-count="1" meta:cell-count="166" meta:object-count="0"/>
  </office:meta>
</office:document-meta>
</file>